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5.10645833333333cm" style:use-optimal-column-width="true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3.20145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Time Done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1T00:00:00" table:style-name="ce4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7"/>
        </table:table-row>
        <table:table-row table:style-name="ro1">
          <table:table-cell office:value-type="date" office:date-value="2025-12-02T00:00:00" table:style-name="ce4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244" table:formula="of:= SUM([.B2:.B120])" table:style-name="ce1">
            <text:p>244</text:p>
          </table:table-cell>
          <table:table-cell office:value-type="float" office:value="50.833333333333336" table:formula="of:=100*[.F3]/480" table:style-name="ce1">
            <text:p>50.83333333</text:p>
          </table:table-cell>
          <table:table-cell table:number-columns-repeated="16377"/>
        </table:table-row>
        <table:table-row table:style-name="ro1">
          <table:table-cell office:value-type="date" office:date-value="2025-12-03T00:00:00" table:style-name="ce4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30.5" table:formula="of:=[.F3]/8" table:style-name="ce1">
            <text:p>30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4T00:00:00" table:style-name="ce4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6.1" table:formula="of:=[.F4]/5" table:style-name="ce1">
            <text:p>6.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5T00:00:00" table:style-name="ce4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06T00:00:00" table:style-name="ce4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3">
            <text:p>Time Left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7T00:00:00" table:style-name="ce4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Left</text:p>
          </table:table-cell>
          <table:table-cell table:number-columns-repeated="16377"/>
        </table:table-row>
        <table:table-row table:style-name="ro1">
          <table:table-cell office:value-type="date" office:date-value="2025-12-08T00:00:00" table:style-name="ce4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480" table:formula="of:= SUM([.C2:.C127])" table:style-name="ce1">
            <text:p>480</text:p>
          </table:table-cell>
          <table:table-cell office:value-type="float" office:value="100" table:formula="of:=100*[.F9]/48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date" office:date-value="2025-12-09T00:00:00" table:style-name="ce4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60" table:formula="of:=[.F9]/8" table:style-name="ce1">
            <text:p>6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0T00:00:00" table:style-name="ce4">
            <text:p>Wednesday, December 1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ck :(</text:p>
          </table:table-cell>
          <table:table-cell office:value-type="string" table:style-name="ce2">
            <text:p>Weeks</text:p>
          </table:table-cell>
          <table:table-cell office:value-type="float" office:value="12" table:formula="of:=[.F10]/5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1T00:00:00" table:style-name="ce4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2T00:00:00" table:style-name="ce4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3T00:00:00" table:style-name="ce4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4T00:00:00" table:style-name="ce4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3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5T00:00:00" table:style-name="ce4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6T00:00:00" table:style-name="ce4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7T00:00:00" table:style-name="ce4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8T00:00:00" table:style-name="ce4">
            <text:p>Thursday, December 18, 20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ntist</text:p>
          </table:table-cell>
          <table:table-cell table:number-columns-repeated="16380"/>
        </table:table-row>
        <table:table-row table:style-name="ro1">
          <table:table-cell office:value-type="date" office:date-value="2025-12-19T00:00:00" table:style-name="ce4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0T00:00:00" table:style-name="ce4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1T00:00:00" table:style-name="ce4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2T00:00:00" table:style-name="ce4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3T00:00:00" table:style-name="ce4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4T00:00:00" table:style-name="ce4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5T00:00:00" table:style-name="ce4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6T00:00:00" table:style-name="ce4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7T00:00:00" table:style-name="ce4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8T00:00:00" table:style-name="ce4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9T00:00:00" table:style-name="ce4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0T00:00:00" table:style-name="ce4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1T00:00:00" table:style-name="ce4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1T00:00:00" table:style-name="ce4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2T00:00:00" table:style-name="ce4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3T00:00:00" table:style-name="ce4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4T00:00:00" table:style-name="ce4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4</text:p>
          </table:table-cell>
          <table:table-cell table:number-columns-repeated="16380"/>
        </table:table-row>
        <table:table-row table:style-name="ro1">
          <table:table-cell office:value-type="date" office:date-value="2026-01-05T00:00:00" table:style-name="ce4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6T00:00:00" table:style-name="ce4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7T00:00:00" table:style-name="ce4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8T00:00:00" table:style-name="ce4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9T00:00:00" table:style-name="ce4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0T00:00:00" table:style-name="ce4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1T00:00:00" table:style-name="ce4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5</text:p>
          </table:table-cell>
          <table:table-cell table:number-columns-repeated="16380"/>
        </table:table-row>
        <table:table-row table:style-name="ro1">
          <table:table-cell office:value-type="date" office:date-value="2026-01-12T00:00:00" table:style-name="ce4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3T00:00:00" table:style-name="ce4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4T00:00:00" table:style-name="ce4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5T00:00:00" table:style-name="ce4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6T00:00:00" table:style-name="ce4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7T00:00:00" table:style-name="ce4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8T00:00:00" table:style-name="ce4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6</text:p>
          </table:table-cell>
          <table:table-cell table:number-columns-repeated="16380"/>
        </table:table-row>
        <table:table-row table:style-name="ro1">
          <table:table-cell office:value-type="date" office:date-value="2026-01-19T00:00:00" table:style-name="ce4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0T00:00:00" table:style-name="ce4">
            <text:p>Tuesday, Jan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1T00:00:00" table:style-name="ce4">
            <text:p>Wednesday, January 2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2T00:00:00" table:style-name="ce4">
            <text:p>Thursday, January 2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3T00:00:00" table:style-name="ce4">
            <text:p>Friday, January 2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4T00:00:00" table:style-name="ce4">
            <text:p>Saturday, Jan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5T00:00:00" table:style-name="ce4">
            <text:p>Sunday, January 2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7</text:p>
          </table:table-cell>
          <table:table-cell table:number-columns-repeated="16380"/>
        </table:table-row>
        <table:table-row table:style-name="ro1">
          <table:table-cell office:value-type="date" office:date-value="2026-01-26T00:00:00" table:style-name="ce4">
            <text:p>Monday, January 26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blic Holiday (Australia Day)</text:p>
          </table:table-cell>
          <table:table-cell table:number-columns-repeated="16380"/>
        </table:table-row>
        <table:table-row table:style-name="ro1">
          <table:table-cell office:value-type="date" office:date-value="2026-01-27T00:00:00" table:style-name="ce4">
            <text:p>Tuesday, Jan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8T00:00:00" table:style-name="ce4">
            <text:p>Wednesday, January 2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9T00:00:00" table:style-name="ce4">
            <text:p>Thursday, January 2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0T00:00:00" table:style-name="ce4">
            <text:p>Friday, January 3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1T00:00:00" table:style-name="ce4">
            <text:p>Saturday, January 3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1T00:00:00" table:style-name="ce4">
            <text:p>Sunday, Febr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8</text:p>
          </table:table-cell>
          <table:table-cell table:number-columns-repeated="16380"/>
        </table:table-row>
        <table:table-row table:style-name="ro1">
          <table:table-cell office:value-type="date" office:date-value="2026-02-02T00:00:00" table:style-name="ce4">
            <text:p>Monday, February 0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3T00:00:00" table:style-name="ce4">
            <text:p>Tuesday, February 0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4T00:00:00" table:style-name="ce4">
            <text:p>Wednesday, February 04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5T00:00:00" table:style-name="ce4">
            <text:p>Thursday, February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6T00:00:00" table:style-name="ce4">
            <text:p>Friday, February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7T00:00:00" table:style-name="ce4">
            <text:p>Saturday, February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8T00:00:00" table:style-name="ce4">
            <text:p>Sunday, February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9</text:p>
          </table:table-cell>
          <table:table-cell table:number-columns-repeated="16380"/>
        </table:table-row>
        <table:table-row table:style-name="ro1">
          <table:table-cell office:value-type="date" office:date-value="2026-02-09T00:00:00" table:style-name="ce4">
            <text:p>Monday, February 0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0T00:00:00" table:style-name="ce4">
            <text:p>Tuesday, February 1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1T00:00:00" table:style-name="ce4">
            <text:p>Wednesday, February 11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2T00:00:00" table:style-name="ce4">
            <text:p>Thursday, February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3T00:00:00" table:style-name="ce4">
            <text:p>Friday, February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4T00:00:00" table:style-name="ce4">
            <text:p>Saturday, February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5T00:00:00" table:style-name="ce4">
            <text:p>Sunday, February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0</text:p>
          </table:table-cell>
          <table:table-cell table:number-columns-repeated="16380"/>
        </table:table-row>
        <table:table-row table:style-name="ro1">
          <table:table-cell office:value-type="date" office:date-value="2026-02-16T00:00:00" table:style-name="ce4">
            <text:p>Monday, February 1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7T00:00:00" table:style-name="ce4">
            <text:p>Tuesday, February 1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8T00:00:00" table:style-name="ce4">
            <text:p>Wednesday, February 1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9T00:00:00" table:style-name="ce4">
            <text:p>Thursday, February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0T00:00:00" table:style-name="ce4">
            <text:p>Friday, February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1T00:00:00" table:style-name="ce4">
            <text:p>Saturday, February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2T00:00:00" table:style-name="ce4">
            <text:p>Sunday, February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1 - Uni Starts</text:p>
          </table:table-cell>
          <table:table-cell table:number-columns-repeated="16380"/>
        </table:table-row>
        <table:table-row table:style-name="ro1">
          <table:table-cell office:value-type="date" office:date-value="2026-02-23T00:00:00" table:style-name="ce4">
            <text:p>Monday, February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4T00:00:00" table:style-name="ce4">
            <text:p>Tuesday, February 24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5T00:00:00" table:style-name="ce4">
            <text:p>Wednesday, February 25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6T00:00:00" table:style-name="ce4">
            <text:p>Thursday, February 2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7T00:00:00" table:style-name="ce4">
            <text:p>Friday, Febr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8T00:00:00" table:style-name="ce4">
            <text:p>Saturday, February 2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1T00:00:00" table:style-name="ce4">
            <text:p>Sunday, March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2</text:p>
          </table:table-cell>
          <table:table-cell table:number-columns-repeated="16380"/>
        </table:table-row>
        <table:table-row table:style-name="ro1">
          <table:table-cell office:value-type="date" office:date-value="2026-03-02T00:00:00" table:style-name="ce4">
            <text:p>Monday, March 0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3T00:00:00" table:style-name="ce4">
            <text:p>Tuesday, March 03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4T00:00:00" table:style-name="ce4">
            <text:p>Wednesday, March 04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5T00:00:00" table:style-name="ce4">
            <text:p>Thursday, March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6T00:00:00" table:style-name="ce4">
            <text:p>Friday, March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7T00:00:00" table:style-name="ce4">
            <text:p>Saturday, March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8T00:00:00" table:style-name="ce4">
            <text:p>Sunday, March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3</text:p>
          </table:table-cell>
          <table:table-cell table:number-columns-repeated="16380"/>
        </table:table-row>
        <table:table-row table:style-name="ro1">
          <table:table-cell office:value-type="date" office:date-value="2026-03-09T00:00:00" table:style-name="ce4">
            <text:p>Monday, March 09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0T00:00:00" table:style-name="ce4">
            <text:p>Tuesday, March 10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1T00:00:00" table:style-name="ce4">
            <text:p>Wednesday, March 11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2T00:00:00" table:style-name="ce4">
            <text:p>Thursday, March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3T00:00:00" table:style-name="ce4">
            <text:p>Friday, March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4T00:00:00" table:style-name="ce4">
            <text:p>Saturday, March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5T00:00:00" table:style-name="ce4">
            <text:p>Sunday, March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4</text:p>
          </table:table-cell>
          <table:table-cell table:number-columns-repeated="16380"/>
        </table:table-row>
        <table:table-row table:style-name="ro1">
          <table:table-cell office:value-type="date" office:date-value="2026-03-16T00:00:00" table:style-name="ce4">
            <text:p>Monday, March 16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7T00:00:00" table:style-name="ce4">
            <text:p>Tuesday, March 17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8T00:00:00" table:style-name="ce4">
            <text:p>Wednesday, March 18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9T00:00:00" table:style-name="ce4">
            <text:p>Thursday, March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0T00:00:00" table:style-name="ce4">
            <text:p>Friday, March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1T00:00:00" table:style-name="ce4">
            <text:p>Saturday, March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2T00:00:00" table:style-name="ce4">
            <text:p>Sunday, March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5</text:p>
          </table:table-cell>
          <table:table-cell table:number-columns-repeated="16380"/>
        </table:table-row>
        <table:table-row table:style-name="ro1">
          <table:table-cell office:value-type="date" office:date-value="2026-03-23T00:00:00" table:style-name="ce4">
            <text:p>Monday, March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4T00:00:00" table:style-name="ce4">
            <text:p>Tuesday, March 2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5T00:00:00" table:style-name="ce4">
            <text:p>Wednesday, March 25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6T00:00:00" table:style-name="ce4">
            <text:p>Thursday, March 26, 202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number-rows-repeated="1048459" table:style-name="ro1">
          <table:table-cell table:number-columns-repeated="16384"/>
        </table:table-row>
      </table:table>
      <table:table table:name="Links" table:style-name="ta2">
        <table:table-column table:style-name="co9" table:default-cell-style-name="ce1"/>
        <table:table-column table:style-name="co10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1-27T20:52:06Z</dc:date>
  </office:meta>
</office:document-meta>
</file>